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ambria" svg:font-family="Cambria"/>
    <style:font-face style:name="Lohit Devanagari1" svg:font-family="'Lohit Devanagari'"/>
    <style:font-face style:name="arial" svg:font-family="arial, sans-serif"/>
    <style:font-face style:name="sans-serif" svg:font-family="sans-serif"/>
    <style:font-face style:name="Cambria1" svg:font-family="Cambria" style:font-family-generic="roman"/>
    <style:font-face style:name="Calibri1" svg:font-family="Calibri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dobe Blank" svg:font-family="'Adobe Blan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Calibri" fo:font-size="18pt" fo:font-style="normal" style:text-underline-style="none" fo:font-weight="normal" officeooo:rsid="001d9a19" officeooo:paragraph-rsid="001d9a19" style:text-blinking="false" fo:background-color="transparent"/>
    </style:style>
    <style:style style:name="P2" style:family="paragraph" style:parent-style-name="Text_20_body">
      <style:text-properties fo:font-variant="normal" fo:text-transform="none" fo:color="#000000" style:font-name="Calibri" fo:font-size="18pt" fo:font-style="normal" fo:font-weight="normal" officeooo:paragraph-rsid="001d9a19"/>
    </style:style>
    <style:style style:name="P3" style:family="paragraph" style:parent-style-name="Text_20_body">
      <style:text-properties fo:font-variant="normal" fo:text-transform="none" fo:color="#252525" style:font-name="sans-serif" fo:font-size="10.5pt" fo:letter-spacing="normal" fo:font-style="normal" fo:font-weight="normal" officeooo:rsid="0020882f" officeooo:paragraph-rsid="001ef711"/>
    </style:style>
    <style:style style:name="P4" style:family="paragraph" style:parent-style-name="Text_20_body">
      <style:text-properties officeooo:paragraph-rsid="001ef711"/>
    </style:style>
    <style:style style:name="P5" style:family="paragraph" style:parent-style-name="Text_20_body">
      <style:text-properties officeooo:paragraph-rsid="00332721"/>
    </style:style>
    <style:style style:name="P6" style:family="paragraph" style:parent-style-name="Text_20_body">
      <style:text-properties officeooo:paragraph-rsid="003eaf05"/>
    </style:style>
    <style:style style:name="P7" style:family="paragraph" style:parent-style-name="Text_20_body">
      <style:text-properties style:font-name="Calibri1" fo:font-size="15pt" fo:font-weight="normal" style:font-size-asian="15pt" style:font-weight-asian="normal" style:font-size-complex="15pt" style:font-weight-complex="normal"/>
    </style:style>
    <style:style style:name="P8" style:family="paragraph" style:parent-style-name="Text_20_body">
      <style:text-properties style:font-name="Calibri1" fo:font-size="15pt" fo:font-weight="normal" officeooo:rsid="0047a8d5" officeooo:paragraph-rsid="0047a8d5" style:font-size-asian="15pt" style:font-weight-asian="normal" style:font-size-complex="15pt" style:font-weight-complex="normal"/>
    </style:style>
    <style:style style:name="P9" style:family="paragraph" style:parent-style-name="Text_20_body">
      <style:text-properties style:font-name="Calibri1" fo:font-size="15pt" fo:font-weight="normal" officeooo:rsid="00485483" officeooo:paragraph-rsid="00485483" style:font-size-asian="15pt" style:font-weight-asian="normal" style:font-size-complex="15pt" style:font-weight-complex="normal"/>
    </style:style>
    <style:style style:name="P10" style:family="paragraph" style:parent-style-name="Text_20_body">
      <style:text-properties officeooo:rsid="004f54e2" officeooo:paragraph-rsid="004f54e2"/>
    </style:style>
    <style:style style:name="P11" style:family="paragraph" style:parent-style-name="Text_20_body">
      <style:paragraph-properties fo:margin-left="0cm" fo:margin-right="0cm" fo:margin-top="0cm" fo:margin-bottom="0.353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font-name="Cambria" fo:font-size="10.5pt" fo:font-style="normal" fo:font-weight="normal" officeooo:paragraph-rsid="0026bd37"/>
    </style:style>
    <style:style style:name="P12" style:family="paragraph" style:parent-style-name="Text_20_body">
      <style:paragraph-properties fo:margin-left="0cm" fo:margin-right="0cm" fo:margin-top="0cm" fo:margin-bottom="0.353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paragraph-rsid="002852a0" style:text-blinking="false" fo:background-color="transparent"/>
    </style:style>
    <style:style style:name="P13" style:family="paragraph" style:parent-style-name="Text_20_body">
      <style:paragraph-properties fo:margin-left="0cm" fo:margin-right="0cm" fo:margin-top="0cm" fo:margin-bottom="0.353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2852a0" officeooo:paragraph-rsid="002852a0" style:text-blinking="false" fo:background-color="transparent"/>
    </style:style>
    <style:style style:name="P14" style:family="paragraph" style:parent-style-name="Text_20_body">
      <style:paragraph-properties fo:margin-left="0cm" fo:margin-right="0cm" fo:margin-top="0cm" fo:margin-bottom="0.353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2890ad" officeooo:paragraph-rsid="002890ad" style:text-blinking="false" fo:background-color="transparent"/>
    </style:style>
    <style:style style:name="P15" style:family="paragraph" style:parent-style-name="Text_20_body">
      <style:paragraph-properties fo:margin-left="0cm" fo:margin-right="0cm" fo:margin-top="0cm" fo:margin-bottom="0.353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298885" officeooo:paragraph-rsid="00298885" style:text-blinking="false" fo:background-color="transparent"/>
    </style:style>
    <style:style style:name="P16" style:family="paragraph" style:parent-style-name="Text_20_body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332721" officeooo:paragraph-rsid="00332721" style:text-blinking="false" fo:background-color="transparent"/>
    </style:style>
    <style:style style:name="P17" style:family="paragraph" style:parent-style-name="Text_20_body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26bd37" officeooo:paragraph-rsid="003eaf05" style:text-blinking="false" fo:background-color="transparent"/>
    </style:style>
    <style:style style:name="P18" style:family="paragraph" style:parent-style-name="Text_20_body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45a84f" officeooo:paragraph-rsid="004400f5" style:text-blinking="false" fo:background-color="transparent" style:font-size-asian="15pt" style:font-weight-asian="normal" style:font-size-complex="15pt" style:font-weight-complex="normal"/>
    </style:style>
    <style:style style:name="P19" style:family="paragraph" style:parent-style-name="Text_20_body" style:list-style-name="L4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4cf8b6" officeooo:paragraph-rsid="004cf8b6" style:text-blinking="false" fo:background-color="transparent" style:font-size-asian="15pt" style:font-weight-asian="normal" style:font-size-complex="15pt" style:font-weight-complex="normal"/>
    </style:style>
    <style:style style:name="P20" style:family="paragraph" style:parent-style-name="Text_20_body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4f54e2" officeooo:paragraph-rsid="004f54e2" style:text-blinking="false" fo:background-color="transparent" style:font-size-asian="15pt" style:font-weight-asian="normal" style:font-size-complex="15pt" style:font-weight-complex="normal"/>
    </style:style>
    <style:style style:name="P21" style:family="paragraph" style:parent-style-name="Text_20_body" style:list-style-name="L4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4f54e2" officeooo:paragraph-rsid="004f54e2" style:text-blinking="false" fo:background-color="transparent" style:font-size-asian="15pt" style:font-weight-asian="normal" style:font-size-complex="15pt" style:font-weight-complex="normal"/>
    </style:style>
    <style:style style:name="P22" style:family="paragraph" style:parent-style-name="Text_20_body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45bd3b" officeooo:paragraph-rsid="0045bd3b" style:text-blinking="false" fo:background-color="transparent" style:font-size-asian="15pt" style:font-weight-asian="normal" style:font-size-complex="15pt" style:font-weight-complex="normal"/>
    </style:style>
    <style:style style:name="P23" style:family="paragraph" style:parent-style-name="Text_20_body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4b887f" officeooo:paragraph-rsid="004b887f" style:text-blinking="false" fo:background-color="transparent" style:font-size-asian="15pt" style:font-weight-asian="normal" style:font-size-complex="15pt" style:font-weight-complex="normal"/>
    </style:style>
    <style:style style:name="P24" style:family="paragraph" style:parent-style-name="Text_20_body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593d6d" officeooo:paragraph-rsid="005963fb" style:text-blinking="false" fo:background-color="transparent" style:font-size-asian="15pt" style:font-weight-asian="normal" style:font-size-complex="15pt" style:font-weight-complex="normal"/>
    </style:style>
    <style:style style:name="P25" style:family="paragraph" style:parent-style-name="Text_20_body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5963fb" officeooo:paragraph-rsid="00593d6d" style:text-blinking="false" fo:background-color="transparent" style:font-size-asian="15pt" style:font-weight-asian="normal" style:font-size-complex="15pt" style:font-weight-complex="normal"/>
    </style:style>
    <style:style style:name="P26" style:family="paragraph" style:parent-style-name="Text_20_body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5963fb" officeooo:paragraph-rsid="005963fb" style:text-blinking="false" fo:background-color="transparent" style:font-size-asian="15pt" style:font-weight-asian="normal" style:font-size-complex="15pt" style:font-weight-complex="normal"/>
    </style:style>
    <style:style style:name="P27" style:family="paragraph" style:parent-style-name="Text_20_body" style:list-style-name="L4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64f370" officeooo:paragraph-rsid="0064f370" style:text-blinking="false" fo:background-color="transparent" style:font-size-asian="15pt" style:font-weight-asian="normal" style:font-size-complex="15pt" style:font-weight-complex="normal"/>
    </style:style>
    <style:style style:name="P28" style:family="paragraph" style:parent-style-name="Text_20_body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6b5541" officeooo:paragraph-rsid="006b5541" style:text-blinking="false" fo:background-color="transparent" style:font-size-asian="15pt" style:font-weight-asian="normal" style:font-size-complex="15pt" style:font-weight-complex="normal"/>
    </style:style>
    <style:style style:name="P29" style:family="paragraph" style:parent-style-name="Text_20_body" style:list-style-name="L28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6b5541" officeooo:paragraph-rsid="006b5541" style:text-blinking="false" fo:background-color="transparent" style:font-size-asian="15pt" style:font-weight-asian="normal" style:font-size-complex="15pt" style:font-weight-complex="normal"/>
    </style:style>
    <style:style style:name="P30" style:family="paragraph" style:parent-style-name="Text_20_body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6b5541" officeooo:paragraph-rsid="006c309a" style:text-blinking="false" fo:background-color="transparent" style:font-size-asian="15pt" style:font-weight-asian="normal" style:font-size-complex="15pt" style:font-weight-complex="normal"/>
    </style:style>
    <style:style style:name="P31" style:family="paragraph" style:parent-style-name="Text_20_body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6c309a" officeooo:paragraph-rsid="006c309a" style:text-blinking="false" fo:background-color="transparent" style:font-size-asian="15pt" style:font-weight-asian="normal" style:font-size-complex="15pt" style:font-weight-complex="normal"/>
    </style:style>
    <style:style style:name="P32" style:family="paragraph" style:parent-style-name="Text_20_body" style:list-style-name="L29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6c309a" officeooo:paragraph-rsid="006c309a" style:text-blinking="false" fo:background-color="transparent" style:font-size-asian="15pt" style:font-weight-asian="normal" style:font-size-complex="15pt" style:font-weight-complex="normal"/>
    </style:style>
    <style:style style:name="P33" style:family="paragraph" style:parent-style-name="Text_20_body" style:list-style-name="L30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6c309a" officeooo:paragraph-rsid="006c309a" style:text-blinking="false" fo:background-color="transparent" style:font-size-asian="15pt" style:font-weight-asian="normal" style:font-size-complex="15pt" style:font-weight-complex="normal"/>
    </style:style>
    <style:style style:name="P34" style:family="paragraph" style:parent-style-name="Text_20_body" style:list-style-name="L5">
      <style:text-properties fo:font-weight="normal" officeooo:rsid="0050a339" officeooo:paragraph-rsid="0050a339" style:font-weight-asian="normal" style:font-weight-complex="normal"/>
    </style:style>
    <style:style style:name="P35" style:family="paragraph" style:parent-style-name="Text_20_body" style:list-style-name="L6">
      <style:text-properties fo:font-weight="normal" officeooo:rsid="0051b307" officeooo:paragraph-rsid="0051b307" style:font-weight-asian="normal" style:font-weight-complex="normal"/>
    </style:style>
    <style:style style:name="P36" style:family="paragraph" style:parent-style-name="Text_20_body" style:list-style-name="L7">
      <style:text-properties fo:font-weight="normal" officeooo:rsid="0051b307" officeooo:paragraph-rsid="0051b307" style:font-weight-asian="normal" style:font-weight-complex="normal"/>
    </style:style>
    <style:style style:name="P37" style:family="paragraph" style:parent-style-name="Text_20_body" style:list-style-name="L8">
      <style:text-properties fo:font-weight="normal" officeooo:rsid="0051b307" officeooo:paragraph-rsid="0051b307" style:font-weight-asian="normal" style:font-weight-complex="normal"/>
    </style:style>
    <style:style style:name="P38" style:family="paragraph" style:parent-style-name="Text_20_body" style:list-style-name="L9">
      <style:text-properties fo:font-weight="normal" officeooo:rsid="0051b307" officeooo:paragraph-rsid="0051b307" style:font-weight-asian="normal" style:font-weight-complex="normal"/>
    </style:style>
    <style:style style:name="P39" style:family="paragraph" style:parent-style-name="Text_20_body">
      <style:text-properties fo:font-weight="normal" officeooo:rsid="0051b307" officeooo:paragraph-rsid="0064f370" style:font-weight-asian="normal" style:font-weight-complex="normal"/>
    </style:style>
    <style:style style:name="P40" style:family="paragraph" style:parent-style-name="Text_20_body">
      <style:text-properties fo:font-weight="normal" officeooo:rsid="0051b307" officeooo:paragraph-rsid="0066a328" style:font-weight-asian="normal" style:font-weight-complex="normal"/>
    </style:style>
    <style:style style:name="P41" style:family="paragraph" style:parent-style-name="Text_20_body" style:list-style-name="L7">
      <style:text-properties fo:font-weight="normal" officeooo:rsid="0064f370" officeooo:paragraph-rsid="0064f370" style:font-weight-asian="normal" style:font-weight-complex="normal"/>
    </style:style>
    <style:style style:name="P42" style:family="paragraph" style:parent-style-name="Text_20_body" style:list-style-name="L4">
      <style:text-properties style:font-name="Calibri1" fo:font-size="15pt" fo:font-weight="normal" officeooo:rsid="004cf8b6" officeooo:paragraph-rsid="004cf8b6" style:font-size-asian="15pt" style:font-weight-asian="normal" style:font-size-complex="15pt" style:font-weight-complex="normal"/>
    </style:style>
    <style:style style:name="P43" style:family="paragraph" style:parent-style-name="Text_20_body" style:list-style-name="L4">
      <style:text-properties style:font-name="Cambria1" fo:font-size="10.5pt" fo:font-weight="normal" officeooo:rsid="004d5d7d" style:font-size-asian="10.5pt" style:font-weight-asian="normal" style:font-size-complex="10.5pt" style:font-weight-complex="normal"/>
    </style:style>
    <style:style style:name="P44" style:family="paragraph" style:parent-style-name="Text_20_body" style:list-style-name="L4">
      <style:text-properties style:font-name="Cambria1" fo:font-size="10.5pt" fo:font-weight="normal" officeooo:rsid="004f54e2" officeooo:paragraph-rsid="004f54e2" style:font-size-asian="10.5pt" style:font-weight-asian="normal" style:font-size-complex="10.5pt" style:font-weight-complex="normal"/>
    </style:style>
    <style:style style:name="P45" style:family="paragraph" style:parent-style-name="Text_20_body" style:list-style-name="L4">
      <style:text-properties officeooo:rsid="004d5d7d" officeooo:paragraph-rsid="004d5d7d"/>
    </style:style>
    <style:style style:name="P46" style:family="paragraph" style:parent-style-name="Text_20_body" style:list-style-name="L4">
      <style:text-properties officeooo:rsid="004f54e2" officeooo:paragraph-rsid="004f54e2"/>
    </style:style>
    <style:style style:name="P47" style:family="paragraph" style:parent-style-name="Text_20_body">
      <style:text-properties officeooo:rsid="0050a339" officeooo:paragraph-rsid="0064f370"/>
    </style:style>
    <style:style style:name="P48" style:family="paragraph" style:parent-style-name="Text_20_body" style:list-style-name="L9">
      <style:text-properties officeooo:rsid="0051b307" officeooo:paragraph-rsid="00534288"/>
    </style:style>
    <style:style style:name="P49" style:family="paragraph" style:parent-style-name="Text_20_body" style:list-style-name="L16">
      <style:text-properties officeooo:rsid="0051b307" officeooo:paragraph-rsid="00636a10"/>
    </style:style>
    <style:style style:name="P50" style:family="paragraph" style:parent-style-name="Text_20_body">
      <style:text-properties officeooo:rsid="0051b307" officeooo:paragraph-rsid="0064f370"/>
    </style:style>
    <style:style style:name="P51" style:family="paragraph" style:parent-style-name="Text_20_body">
      <style:text-properties officeooo:rsid="00593d6d" officeooo:paragraph-rsid="00593d6d"/>
    </style:style>
    <style:style style:name="P52" style:family="paragraph" style:parent-style-name="Text_20_body">
      <style:text-properties officeooo:rsid="005963fb" officeooo:paragraph-rsid="005963fb"/>
    </style:style>
    <style:style style:name="P53" style:family="paragraph" style:parent-style-name="Text_20_body">
      <style:text-properties officeooo:rsid="005f9058" officeooo:paragraph-rsid="005f9058"/>
    </style:style>
    <style:style style:name="P54" style:family="paragraph" style:parent-style-name="Text_20_body">
      <style:text-properties officeooo:rsid="0060fa50" officeooo:paragraph-rsid="0060fa50"/>
    </style:style>
    <style:style style:name="P55" style:family="paragraph" style:parent-style-name="Text_20_body" style:list-style-name="L10">
      <style:text-properties officeooo:rsid="0060fa50" officeooo:paragraph-rsid="0060fa50"/>
    </style:style>
    <style:style style:name="P56" style:family="paragraph" style:parent-style-name="Text_20_body" style:list-style-name="L10">
      <style:text-properties officeooo:rsid="0062e230" officeooo:paragraph-rsid="0062e230"/>
    </style:style>
    <style:style style:name="P57" style:family="paragraph" style:parent-style-name="Text_20_body">
      <style:text-properties officeooo:rsid="0062e230" officeooo:paragraph-rsid="0062e230"/>
    </style:style>
    <style:style style:name="P58" style:family="paragraph" style:parent-style-name="Text_20_body" style:list-style-name="L11">
      <style:text-properties officeooo:rsid="0062e230" officeooo:paragraph-rsid="0062e230"/>
    </style:style>
    <style:style style:name="P59" style:family="paragraph" style:parent-style-name="Text_20_body" style:list-style-name="L11">
      <style:text-properties officeooo:paragraph-rsid="0062e230"/>
    </style:style>
    <style:style style:name="P60" style:family="paragraph" style:parent-style-name="Text_20_body" style:list-style-name="L13">
      <style:text-properties officeooo:paragraph-rsid="0062e230"/>
    </style:style>
    <style:style style:name="P61" style:family="paragraph" style:parent-style-name="Text_20_body" style:list-style-name="L13">
      <style:text-properties officeooo:rsid="00636a10" officeooo:paragraph-rsid="00636a10"/>
    </style:style>
    <style:style style:name="P62" style:family="paragraph" style:parent-style-name="Text_20_body">
      <style:text-properties officeooo:rsid="00636a10" officeooo:paragraph-rsid="00636a10"/>
    </style:style>
    <style:style style:name="P63" style:family="paragraph" style:parent-style-name="Text_20_body" style:list-style-name="L14">
      <style:text-properties officeooo:rsid="00636a10" officeooo:paragraph-rsid="00636a10"/>
    </style:style>
    <style:style style:name="P64" style:family="paragraph" style:parent-style-name="Text_20_body" style:list-style-name="L15">
      <style:text-properties officeooo:rsid="00636a10" officeooo:paragraph-rsid="00636a10"/>
    </style:style>
    <style:style style:name="P65" style:family="paragraph" style:parent-style-name="Text_20_body" style:list-style-name="L16">
      <style:text-properties officeooo:rsid="00636a10" officeooo:paragraph-rsid="00636a10"/>
    </style:style>
    <style:style style:name="P66" style:family="paragraph" style:parent-style-name="Text_20_body">
      <style:text-properties officeooo:rsid="0066a328" officeooo:paragraph-rsid="0066a328"/>
    </style:style>
    <style:style style:name="P67" style:family="paragraph" style:parent-style-name="Text_20_body">
      <style:text-properties officeooo:rsid="006887d0" officeooo:paragraph-rsid="006887d0"/>
    </style:style>
    <style:style style:name="P68" style:family="paragraph" style:parent-style-name="Text_20_body" style:list-style-name="L17">
      <style:text-properties officeooo:rsid="006887d0" officeooo:paragraph-rsid="006887d0"/>
    </style:style>
    <style:style style:name="P69" style:family="paragraph" style:parent-style-name="Text_20_body" style:list-style-name="L18">
      <style:text-properties officeooo:rsid="006887d0" officeooo:paragraph-rsid="006887d0"/>
    </style:style>
    <style:style style:name="P70" style:family="paragraph" style:parent-style-name="Text_20_body" style:list-style-name="L19">
      <style:text-properties officeooo:rsid="006887d0" officeooo:paragraph-rsid="006887d0"/>
    </style:style>
    <style:style style:name="P71" style:family="paragraph" style:parent-style-name="Text_20_body">
      <style:text-properties officeooo:rsid="00692d35" officeooo:paragraph-rsid="00692d35"/>
    </style:style>
    <style:style style:name="P72" style:family="paragraph" style:parent-style-name="Text_20_body" style:list-style-name="L21">
      <style:text-properties officeooo:rsid="00692d35" officeooo:paragraph-rsid="00692d35"/>
    </style:style>
    <style:style style:name="P73" style:family="paragraph" style:parent-style-name="Text_20_body" style:list-style-name="L22">
      <style:text-properties officeooo:rsid="00697514" officeooo:paragraph-rsid="00697514"/>
    </style:style>
    <style:style style:name="P74" style:family="paragraph" style:parent-style-name="Text_20_body">
      <style:text-properties officeooo:rsid="006a64b0" officeooo:paragraph-rsid="006a64b0"/>
    </style:style>
    <style:style style:name="P75" style:family="paragraph" style:parent-style-name="Text_20_body" style:list-style-name="L23">
      <style:text-properties officeooo:rsid="006a64b0" officeooo:paragraph-rsid="006a64b0"/>
    </style:style>
    <style:style style:name="P76" style:family="paragraph" style:parent-style-name="Text_20_body" style:list-style-name="L24">
      <style:text-properties officeooo:rsid="006a64b0" officeooo:paragraph-rsid="006a64b0"/>
    </style:style>
    <style:style style:name="P77" style:family="paragraph" style:parent-style-name="Text_20_body" style:list-style-name="L25">
      <style:text-properties officeooo:rsid="006a64b0" officeooo:paragraph-rsid="006a64b0"/>
    </style:style>
    <style:style style:name="P78" style:family="paragraph" style:parent-style-name="Text_20_body" style:list-style-name="L26">
      <style:text-properties officeooo:rsid="006a64b0" officeooo:paragraph-rsid="006a64b0"/>
    </style:style>
    <style:style style:name="P79" style:family="paragraph" style:parent-style-name="Text_20_body" style:list-style-name="L27">
      <style:text-properties officeooo:rsid="006a64b0" officeooo:paragraph-rsid="006a64b0"/>
    </style:style>
    <style:style style:name="P80" style:family="paragraph" style:parent-style-name="Text_20_body">
      <style:text-properties officeooo:rsid="006b0dd5" officeooo:paragraph-rsid="006b0dd5"/>
    </style:style>
    <style:style style:name="P81" style:family="paragraph" style:parent-style-name="Heading_20_2">
      <style:text-properties style:font-name="Calibri1" fo:font-size="15pt" fo:font-weight="normal" officeooo:rsid="00425de8" style:font-size-asian="15pt" style:font-weight-asian="normal" style:font-size-complex="15pt" style:font-weight-complex="normal"/>
    </style:style>
    <style:style style:name="P82" style:family="paragraph" style:parent-style-name="Heading_20_2">
      <style:text-properties style:font-name="Calibri1" fo:font-size="15pt" fo:font-weight="normal" officeooo:rsid="00425de8" officeooo:paragraph-rsid="0047a8d5" style:font-size-asian="15pt" style:font-weight-asian="normal" style:font-size-complex="15pt" style:font-weight-complex="normal"/>
    </style:style>
    <style:style style:name="P83" style:family="paragraph" style:parent-style-name="Heading_20_2" style:list-style-name="L1">
      <style:paragraph-properties fo:margin-left="0cm" fo:margin-right="0cm" fo:margin-top="0.353cm" fo:margin-bottom="0cm" loext:contextual-spacing="false" fo:line-height="135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5pt" fo:font-style="normal" style:text-underline-style="none" fo:font-weight="normal" style:text-blinking="false" fo:background-color="transparent"/>
    </style:style>
    <style:style style:name="P84" style:family="paragraph" style:parent-style-name="Heading_20_2" style:list-style-name="L2">
      <style:paragraph-properties fo:margin-left="0cm" fo:margin-right="0cm" fo:margin-top="0.353cm" fo:margin-bottom="0cm" loext:contextual-spacing="false" fo:line-height="135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5pt" fo:font-style="normal" style:text-underline-style="none" fo:font-weight="normal" style:text-blinking="false" fo:background-color="transparent"/>
    </style:style>
    <style:style style:name="P85" style:family="paragraph" style:parent-style-name="Heading_20_2" style:list-style-name="L3">
      <style:paragraph-properties fo:margin-left="0cm" fo:margin-right="0cm" fo:margin-top="0.353cm" fo:margin-bottom="0cm" loext:contextual-spacing="false" fo:line-height="135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5pt" fo:font-style="normal" style:text-underline-style="none" fo:font-weight="normal" style:text-blinking="false" fo:background-color="transparent"/>
    </style:style>
    <style:style style:name="P86" style:family="paragraph" style:parent-style-name="Heading_20_1">
      <style:text-properties fo:font-variant="normal" fo:text-transform="none" fo:color="#000000" style:text-line-through-style="none" style:text-line-through-type="none" style:font-name="Calibri" fo:font-size="18pt" fo:font-style="normal" style:text-underline-style="none" fo:font-weight="normal" officeooo:rsid="0026bd37" officeooo:paragraph-rsid="00425de8" style:text-blinking="false" fo:background-color="transparent"/>
    </style:style>
    <style:style style:name="P87" style:family="paragraph" style:parent-style-name="Heading_20_1">
      <style:text-properties style:font-name="Calibri1" fo:font-size="18pt" fo:font-weight="normal" officeooo:rsid="00425de8" style:font-size-asian="18pt" style:font-weight-asian="normal" style:font-size-complex="18pt" style:font-weight-complex="normal"/>
    </style:style>
    <style:style style:name="P88" style:family="paragraph" style:parent-style-name="Heading_20_1">
      <style:text-properties style:font-name="Calibri1" fo:font-size="18pt" fo:font-weight="normal" officeooo:rsid="004b887f" officeooo:paragraph-rsid="004b887f" style:font-size-asian="18pt" style:font-weight-asian="normal" style:font-size-complex="18pt" style:font-weight-complex="normal"/>
    </style:style>
    <style:style style:name="P89" style:family="paragraph" style:parent-style-name="Heading_20_3">
      <style:text-properties fo:font-weight="normal" style:font-weight-asian="normal" style:font-weight-complex="normal"/>
    </style:style>
    <style:style style:name="P90" style:family="paragraph" style:parent-style-name="Heading_20_3">
      <style:text-properties officeooo:paragraph-rsid="004400f5"/>
    </style:style>
    <style:style style:name="T1" style:family="text">
      <style:text-properties style:text-line-through-style="none" style:text-line-through-type="none" style:text-underline-style="none" officeooo:rsid="0020882f" style:text-blinking="false" fo:background-color="transparent" loext:char-shading-value="0"/>
    </style:style>
    <style:style style:name="T2" style:family="text">
      <style:text-properties style:text-line-through-style="none" style:text-line-through-type="none" style:text-underline-style="none" officeooo:rsid="0021e462" style:text-blinking="false" fo:background-color="transparent" loext:char-shading-value="0"/>
    </style:style>
    <style:style style:name="T3" style:family="text">
      <style:text-properties style:text-line-through-style="none" style:text-line-through-type="none" style:text-underline-style="none" officeooo:rsid="00233f1e" style:text-blinking="false" fo:background-color="transparent" loext:char-shading-value="0"/>
    </style:style>
    <style:style style:name="T4" style:family="text">
      <style:text-properties style:text-line-through-style="none" style:text-line-through-type="none" style:text-underline-style="none" officeooo:rsid="0026bd37" style:text-blinking="false" fo:background-color="transparent" loext:char-shading-value="0"/>
    </style:style>
    <style:style style:name="T5" style:family="text">
      <style:text-properties style:text-line-through-style="none" style:text-line-through-type="none" fo:letter-spacing="normal" style:text-underline-style="none" officeooo:rsid="0021e462" style:text-blinking="false" fo:background-color="transparent" loext:char-shading-value="0"/>
    </style:style>
    <style:style style:name="T6" style:family="text">
      <style:text-properties style:text-line-through-style="none" style:text-line-through-type="none" fo:letter-spacing="normal" style:text-underline-style="none" officeooo:rsid="00233f1e" style:text-blinking="false" fo:background-color="transparent" loext:char-shading-value="0"/>
    </style:style>
    <style:style style:name="T7" style:family="text">
      <style:text-properties style:text-line-through-style="none" style:text-line-through-type="none" fo:letter-spacing="normal" style:text-underline-style="none" officeooo:rsid="0026bd37" style:text-blinking="false" fo:background-color="transparent" loext:char-shading-value="0"/>
    </style:style>
    <style:style style:name="T8" style:family="text">
      <style:text-properties fo:color="#252525" style:font-name="sans-serif" fo:font-size="10.5pt" fo:letter-spacing="normal"/>
    </style:style>
    <style:style style:name="T9" style:family="text">
      <style:text-properties fo:color="#252525" style:font-name="sans-serif" fo:font-size="10.5pt" fo:letter-spacing="normal" officeooo:rsid="001d9a19"/>
    </style:style>
    <style:style style:name="T10" style:family="text">
      <style:text-properties fo:color="#252525" style:font-name="sans-serif" fo:font-size="10.5pt" fo:letter-spacing="normal" officeooo:rsid="001e40fd"/>
    </style:style>
    <style:style style:name="T11" style:family="text">
      <style:text-properties fo:color="#252525" style:font-name="sans-serif" fo:font-size="10.5pt" fo:letter-spacing="normal" officeooo:rsid="001ef711"/>
    </style:style>
    <style:style style:name="T12" style:family="text">
      <style:text-properties fo:color="#252525" style:font-name="sans-serif" fo:letter-spacing="normal" fo:font-weight="bold"/>
    </style:style>
    <style:style style:name="T13" style:family="text">
      <style:text-properties fo:font-variant="normal" fo:text-transform="none" fo:color="#252525" style:font-name="sans-serif" fo:font-size="10.5pt" fo:letter-spacing="normal" fo:font-style="normal" fo:font-weight="normal" officeooo:rsid="001ef711"/>
    </style:style>
    <style:style style:name="T14" style:family="text">
      <style:text-properties fo:font-variant="normal" fo:text-transform="none" fo:color="#252525" style:font-name="sans-serif" fo:font-size="10.5pt" fo:letter-spacing="normal" fo:font-style="normal" fo:font-weight="normal" officeooo:rsid="0020882f"/>
    </style:style>
    <style:style style:name="T15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298885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2b72d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2e2956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300e17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332721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352494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3a2a72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3aec20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3cd890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style:text-blinking="false" fo:background-color="transparent" loext:char-shading-value="0" style:font-size-asian="15pt" style:font-weight-asian="normal" style:font-size-complex="15pt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45a84f" style:text-blinking="false" fo:background-color="transparent" loext:char-shading-value="0" style:font-size-asian="15pt" style:font-weight-asian="normal" style:font-size-complex="15pt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4cf8b6" style:text-blinking="false" fo:background-color="transparent" loext:char-shading-value="0" style:font-size-asian="15pt" style:font-weight-asian="normal" style:font-size-complex="15pt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636a10" style:text-blinking="false" fo:background-color="transparent" loext:char-shading-value="0" style:font-size-asian="15pt" style:font-weight-asian="normal" style:font-size-complex="15pt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64f370" style:text-blinking="false" fo:background-color="transparent" loext:char-shading-value="0" style:font-size-asian="15pt" style:font-weight-asian="normal" style:font-size-complex="15pt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6887d0" style:text-blinking="false" fo:background-color="transparent" loext:char-shading-value="0" style:font-size-asian="15pt" style:font-weight-asian="normal" style:font-size-complex="15pt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698416" style:text-blinking="false" fo:background-color="transparent" loext:char-shading-value="0" style:font-size-asian="15pt" style:font-weight-asian="normal" style:font-size-complex="15pt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officeooo:rsid="00485483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officeooo:rsid="0049a10a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officeooo:rsid="0045a84f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officeooo:rsid="004d5d7d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officeooo:rsid="0064f370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officeooo:rsid="0064f370" style:text-blinking="false" fo:background-color="transparent" loext:char-shading-value="0" style:font-size-asian="15pt" style:font-size-complex="15pt"/>
    </style:style>
    <style:style style:name="T38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officeooo:rsid="0066a328" style:text-blinking="false" fo:background-color="transparent" loext:char-shading-value="0" style:font-size-asian="15pt" style:font-size-complex="15pt"/>
    </style:style>
    <style:style style:name="T39" style:family="text">
      <style:text-properties fo:font-variant="normal" fo:text-transform="none" fo:color="#000000" style:text-line-through-style="none" style:text-line-through-type="none" style:font-name="Cambria1" fo:font-size="10.5pt" fo:font-style="normal" style:text-underline-style="none" fo:font-weight="normal" style:text-blinking="false" fo:background-color="transparent" loext:char-shading-value="0" style:font-size-asian="10.5pt" style:font-weight-asian="normal" style:font-size-complex="10.5pt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Cambria1" fo:font-size="10.5pt" fo:font-style="normal" style:text-underline-style="none" fo:font-weight="normal" officeooo:rsid="004f54e2" style:text-blinking="false" fo:background-color="transparent" loext:char-shading-value="0" style:font-size-asian="10.5pt" style:font-weight-asian="normal" style:font-size-complex="10.5pt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Cambria1" fo:font-size="10.5pt" fo:font-style="normal" style:text-underline-style="none" fo:font-weight="normal" officeooo:rsid="006b0ded" style:text-blinking="false" fo:background-color="transparent" loext:char-shading-value="0" style:font-size-asian="10.5pt" style:font-weight-asian="normal" style:font-size-complex="10.5pt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Cambria1" fo:font-size="10.5pt" fo:font-style="normal" style:text-underline-style="none" fo:font-weight="normal" officeooo:rsid="006b17b7" style:text-blinking="false" fo:background-color="transparent" loext:char-shading-value="0" style:font-size-asian="10.5pt" style:font-weight-asian="normal" style:font-size-complex="10.5pt" style:font-weight-complex="normal"/>
    </style:style>
    <style:style style:name="T43" style:family="text">
      <style:text-properties officeooo:rsid="002852a0"/>
    </style:style>
    <style:style style:name="T44" style:family="text">
      <style:text-properties officeooo:rsid="002890ad"/>
    </style:style>
    <style:style style:name="T45" style:family="text">
      <style:text-properties officeooo:rsid="00298885"/>
    </style:style>
    <style:style style:name="T46" style:family="text">
      <style:text-properties officeooo:rsid="0031b8fd"/>
    </style:style>
    <style:style style:name="T47" style:family="text">
      <style:text-properties officeooo:rsid="00332721"/>
    </style:style>
    <style:style style:name="T48" style:family="text">
      <style:text-properties officeooo:rsid="003aec20"/>
    </style:style>
    <style:style style:name="T49" style:family="text">
      <style:text-properties officeooo:rsid="003eaf05"/>
    </style:style>
    <style:style style:name="T50" style:family="text">
      <style:text-properties officeooo:rsid="00409b47"/>
    </style:style>
    <style:style style:name="T51" style:family="text">
      <style:text-properties officeooo:rsid="00425de8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425de8" style:font-weight-asian="normal" style:font-weight-complex="normal"/>
    </style:style>
    <style:style style:name="T54" style:family="text">
      <style:text-properties fo:font-weight="normal" officeooo:rsid="0045a84f" style:font-weight-asian="normal" style:font-weight-complex="normal"/>
    </style:style>
    <style:style style:name="T55" style:family="text">
      <style:text-properties fo:font-weight="normal" officeooo:rsid="004cf8b6" style:font-weight-asian="normal" style:font-weight-complex="normal"/>
    </style:style>
    <style:style style:name="T56" style:family="text">
      <style:text-properties fo:font-weight="normal" officeooo:rsid="004400f5" style:font-weight-asian="normal" style:font-weight-complex="normal"/>
    </style:style>
    <style:style style:name="T57" style:family="text">
      <style:text-properties fo:font-weight="normal" officeooo:rsid="00534288" style:font-weight-asian="normal" style:font-weight-complex="normal"/>
    </style:style>
    <style:style style:name="T58" style:family="text">
      <style:text-properties fo:font-weight="normal" officeooo:rsid="0047a8d5" style:font-weight-asian="normal" style:font-weight-complex="normal"/>
    </style:style>
    <style:style style:name="T59" style:family="text">
      <style:text-properties fo:font-weight="normal" officeooo:rsid="0062e230" style:font-weight-asian="normal" style:font-weight-complex="normal"/>
    </style:style>
    <style:style style:name="T60" style:family="text">
      <style:text-properties style:font-name="Cambria1" fo:font-size="10.5pt" fo:font-weight="normal" style:font-size-asian="10.5pt" style:font-weight-asian="normal" style:font-size-complex="10.5pt" style:font-weight-complex="normal"/>
    </style:style>
    <style:style style:name="T61" style:family="text">
      <style:text-properties style:font-name="Cambria1" fo:font-size="10.5pt" fo:font-weight="normal" officeooo:rsid="0045a84f" style:font-size-asian="10.5pt" style:font-weight-asian="normal" style:font-size-complex="10.5pt" style:font-weight-complex="normal"/>
    </style:style>
    <style:style style:name="T62" style:family="text">
      <style:text-properties style:font-name="Cambria1" fo:font-size="10.5pt" fo:font-weight="normal" officeooo:rsid="004f54e2" style:font-size-asian="10.5pt" style:font-weight-asian="normal" style:font-size-complex="10.5pt" style:font-weight-complex="normal"/>
    </style:style>
    <style:style style:name="T63" style:family="text">
      <style:text-properties style:font-name="Calibri1" fo:font-size="15pt" fo:font-weight="normal" officeooo:rsid="00425de8" style:font-size-asian="15pt" style:font-weight-asian="normal" style:font-size-complex="15pt" style:font-weight-complex="normal"/>
    </style:style>
    <style:style style:name="T64" style:family="text">
      <style:text-properties officeooo:rsid="005963fb"/>
    </style:style>
    <style:style style:name="T65" style:family="text">
      <style:text-properties officeooo:rsid="0064f370"/>
    </style:style>
    <style:style style:name="T66" style:family="text">
      <style:text-properties officeooo:rsid="0066a328"/>
    </style:style>
    <style:style style:name="T67" style:family="text">
      <style:text-properties officeooo:rsid="006b5541"/>
    </style:style>
    <style:style style:name="T68" style:family="text">
      <style:text-properties officeooo:rsid="006c309a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2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3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6" text:outline-level="1"><text:bookmark text:name="docs-internal-guid-0ea497bd-cfec-3e45-c7fe-c0ca7970b77d"/>­</text:h>
      <text:h text:style-name="P86" text:outline-level="1">1. Увод</text:h>
      <text:p text:style-name="P1"><text:tab/></text:p>
      <text:p text:style-name="P2"><text:span text:style-name="T9">За да вникнем в целите на проекта, първо трябва да се добие основна представа за неговите мащаби. </text:span><text:span text:style-name="T8">Колелата </text:span><text:span text:style-name="T9">са представени на масовата публика през 19 век и оттогава те стават важен фактор не само в спорта, но и в транспорта. Текущо колелата наброяват 1 милиард. </text:span><text:span text:style-name="T10">Това означава, че грубо всеки седми човек притежава велосипед – </text:span><text:span text:style-name="T11">приблизително същата сметка като при автомобилите. </text:span></text:p>
      <text:p text:style-name="P4"><text:span text:style-name="T13"><text:tab/>Ако погледнем как стои Берлин на световната сцена, то ще заключим, че колоезденето е образува голяма част от трафика. По последни данни на 1000 жители се падат средно по 710 колела. Това е означава, че грубо <text:s/>13 процента от транспорта е велосипеден. <text:s/>Може да се каже, че Берлин като метрополис заема челно място в класацията за велосипедни общества. </text:span><text:span text:style-name="T14">Това не евсичко – гражданите на столицата имат достъп до 620 километрови велоалеи, а дори са и изградени специални улици за колоездачи (Fahrradstrassen). <text:s/></text:span></text:p>
      <text:p text:style-name="P3"><text:tab/>Когато е изградена такава огромна мрежа в огромното 3.5 милионно общество на Берлин, тя трябва да бъде достъпна за всички. Затова е важно да се изгради начин за ефективното ѝ управление.</text:p>
      <text:list xml:id="list6072344204723271354" text:style-name="L1">
        <text:list-item>
          <text:list>
            <text:list-item>
              <text:h text:style-name="P83" text:outline-level="2"><text:span text:style-name="T49">1 </text:span>Тема на проекта</text:h>
            </text:list-item>
          </text:list>
        </text:list-item>
      </text:list>
      <text:p text:style-name="P11"><text:span text:style-name="T1">Един от начините да се изгради достъпна колоездачна мрежа е </text:span><text:span text:style-name="T2">всеки да има достъп до велосипед, независимо дали притежава такъв в домакинствот</text:span><text:span text:style-name="T4">о</text:span><text:span text:style-name="T2"> си. Това е практика, прилагана в повечето метрополиси, които решават проблема, като предлагат по някакъв начин колела на заем. В Лондон например </text:span><text:span text:style-name="T3">системата</text:span><text:span text:style-name="T2"> </text:span><text:span text:style-name="T12">Santander Cycles</text:span><text:span text:style-name="T5"> </text:span><text:span text:style-name="T6">представлява </text:span><text:span text:style-name="T7">общодостъпни рампи за колела, в които гражданите могат да наемат велосипед за определено време, като има много такива спирки из целия град</text:span><text:span text:style-name="T6">.</text:span></text:p>
      <text:p text:style-name="P11"><text:span text:style-name="T7">Темата на нашият проект е свързана с начин за приемане и предлагане на колела за временна употреба в Берлин.</text:span><text:span text:style-name="T6"> </text:span><text:span text:style-name="T7">Той се базира на директната връзка между наемателя и човекът, решил да предлага колелото си назаем.</text:span></text:p>
      <text:list xml:id="list6653772511578099246" text:style-name="L2">
        <text:list-item>
          <text:list>
            <text:list-header>
              <text:h text:style-name="P84" text:outline-level="2"><text:span text:style-name="T49">1.2 </text:span>Цели на проекта</text:h>
            </text:list-header>
          </text:list>
        </text:list-item>
      </text:list>
      <text:p text:style-name="P12"><text:span text:style-name="T43">Целта на нашият проект е да се създаде платформа, която улеснява комуникацията между наемащия и отдаващия колело. Първоначалната цел на проекта е Берлин, но на платформата може да се запише всеки град, изявил желание да участва. Във всеки град потребителят има достъп до информация за рампите на регистрираните наемодатели и съответно може да поиска да вземе под наем съответно </text:span><text:soft-page-break/><text:span text:style-name="T43">колело. Тук нашата платформа трябва да даде възможност за комуникация между двамата, включваща уговаряне на място и час за взимане и оставяне на велосипеда. Останалите потребители могат да оценяват своите пътувания и да избират такива колела, които удовлетворяват техните изисквания. Сайтът, който изграждаме, трябва да предлага достъп до цялата тази информация.</text:span></text:p>
      <text:p text:style-name="P12"><text:s/><text:span text:style-name="T43">Въпреки че подобни проекти вече съществуват, в тяхната реализация се крият множество проблеми – както софтуерни, така и архитектури. Затова важна цел на нашия проект е да изгради по-добра система от вече съществуващите.</text:span></text:p>
      <text:p text:style-name="P13">Друго нещо към което се ст<text:span text:style-name="T46">р</text:span>емим е да се направи архитектурата по такъв начин, че регистрирането на изцяло нов град да става лесно и удобно, без намесата на <text:span text:style-name="T44">системен администратор, което лиспва напълно в текущите реализацията.</text:span></text:p>
      <text:p text:style-name="P14">Изключително важно е да се с<text:span text:style-name="T47">т</text:span>ремим към <text:span text:style-name="T45">сигурност, защото тази платформа изисква работа с чувствителна информация. Освен паролите на потребителите, които очевидно трябва да са защитени, част от ифнормацията за колелата трябва да се пази допълнително. В противен случай би имало заплаха от кражби. </text:span></text:p>
      <text:p text:style-name="P15"><text:span text:style-name="T48">Цел на проектът е администраторите на съответните градове да имат контрол и той да е независим. Трябва да изградим архитектурата по такъв начин, че</text:span> Recovery Time при падане на някой сървър <text:span text:style-name="T48">да е минимален</text:span>.</text:p>
      <text:list xml:id="list3385515512265199850" text:style-name="L3">
        <text:list-item>
          <text:list>
            <text:list-header>
              <text:h text:style-name="P85" text:outline-level="2"><text:span text:style-name="T50">1.3 </text:span>Резултати</text:h>
            </text:list-header>
          </text:list>
        </text:list-item>
      </text:list>
      <text:p text:style-name="P5"><text:span text:style-name="T16"><text:tab/></text:span><text:span text:style-name="T17">Продуктът </text:span><text:span text:style-name="T16">BikeSurf, подпомага комуникацията между доброволците, заявили желание за участие в съответния град, регистриран на сайта </text:span><text:span text:style-name="T17">на платформата</text:span><text:span text:style-name="T16">. </text:span><text:span text:style-name="T18">Регистрираните наемодатели имат право да слагат обяви за колелата си и да бъдат разглеждани и взимани от регистрираните наематели.</text:span></text:p>
      <text:p text:style-name="P16"><text:tab/>Заради децентрализираната система и използването на ORM, всеки нов желаещ град може да се регистрира лесно с позволението на администратора. Използването на модели прави заявките независими към sql базата, така че просто трябва да се инсталиране на съответната база и сървърен файл.</text:p>
      <text:p text:style-name="P5"><text:span text:style-name="T19"><text:tab/></text:span><text:span text:style-name="T20">За да защитим потребители си, използваме Bcrypt за пазене на паролите. Подсигуряваме се, че те не са ботове, чрез ауторизация на лична карта/паспорт и по този начин силно намаляваме шанса от атака, тъй като потребителите ни са базирани на роли със съответни права. </text:span><text:span text:style-name="T21">И</text:span><text:span text:style-name="T15">нформацията за конкретното местоположение на велосипеда се пази в тайна непостредствено до взимането му от наемателя. </text:span></text:p>
      <text:p text:style-name="P6"><text:span text:style-name="T15"><text:tab/></text:span><text:span text:style-name="T22">Изборът на</text:span><text:span text:style-name="T15"> децантрализирата архитектура </text:span><text:span text:style-name="T23">решава проблемите в проекта свързани с правата на администраторите и тяхната власт</text:span><text:span text:style-name="T15">. </text:span><text:span text:style-name="T23">Освен това, по този начин сървърите са сравнително независими, което позволява запазване на част от системата при падането на съврър, т.е. и много по-добро време за възстановяване.</text:span></text:p>
      <text:p text:style-name="P17"/>
      <text:h text:style-name="P87" text:outline-level="1"><text:soft-page-break/>2. Описание</text:h>
      <text:h text:style-name="P81" text:outline-level="2">2.1 Изисквания към софтуера</text:h>
      <text:p text:style-name="P7"/>
      <text:h text:style-name="P89" text:outline-level="3">2.1.1 <text:span text:style-name="T51">Функционални изисквания</text:span></text:h>
      <text:p text:style-name="P53"><text:span text:style-name="T53">В</text:span><text:span text:style-name="T52">ажна част от изискванията на проекта са свързани с роли. В подобен проект, различните потребители имат различни права за достъп до данните. </text:span></text:p>
      <text:p text:style-name="P53"><text:span text:style-name="T52">Разпознаваме четири вида потребители, които са съответно:</text:span></text:p>
      <text:p text:style-name="P53"><text:span text:style-name="T52">1. Гост</text:span></text:p>
      <text:p text:style-name="P53"><text:span text:style-name="T52">2. Потребител</text:span></text:p>
      <text:p text:style-name="P53"><text:span text:style-name="T52"><text:tab/>2.1 Наемател</text:span></text:p>
      <text:p text:style-name="P53"><text:span text:style-name="T52"><text:tab/>2.2 Наемодател</text:span></text:p>
      <text:p text:style-name="P53"><text:span text:style-name="T52">3. Администратор на град</text:span></text:p>
      <text:p text:style-name="P53"><text:span text:style-name="T52">4. Системен администратор</text:span></text:p>
      <text:p text:style-name="P54"><text:span text:style-name="T52">Ще разгледаме поотделно функционалните изисквания към всяка от тези групи.</text:span></text:p>
      <text:p text:style-name="P54"><text:span text:style-name="T52">2.1.1.1 Изисквания към гост</text:span></text:p>
      <text:list xml:id="list5128977074480009575" text:style-name="L10">
        <text:list-item>
          <text:p text:style-name="P55"><text:span text:style-name="T52">Да има достъп до новинарския бюлетин – независимо дали потребителят е влязъл в системата, той трябва да вижда особните събития, свързани с проекта, които ще се намират на главната страница</text:span></text:p>
        </text:list-item>
        <text:list-item>
          <text:p text:style-name="P55"><text:span text:style-name="T52">Избор на град</text:span></text:p>
        </text:list-item>
        <text:list-item>
          <text:p text:style-name="P55"><text:span text:style-name="T52"><text:s/>Препратка към подобни сайтове – тъй като проектът е масивен, той кооперира с много0 сайтове. Целта е да има удобен начин потребителят да достъпва сходни услуги, като например couchsurfing – след като потребителят е избрал безплатно колело, той трябва да бъде пренасочен към сайт, който служи за намиране на място за преспиване.</text:span></text:p>
        </text:list-item>
        <text:list-item>
          <text:p text:style-name="P55"><text:span text:style-name="T52">Достъп до условията на сайта – проектът разчита на взаимодействие между хора, затова всеки участник трябва да може да бъде запознат с правата и задълженията си.</text:span></text:p>
        </text:list-item>
        <text:list-item>
          <text:p text:style-name="P55"><text:span text:style-name="T52">Достъп до дарителски фондове – в bikesurfing наематодателят отдава велосипедът си безплатно, затова за поддържане на системата се разчита на дарения. Те трябва да бъдат достъпни както по банков път, така и с виртуални пари – bitcoin.</text:span></text:p>
        </text:list-item>
        <text:list-item>
          <text:p text:style-name="P55"><text:span text:style-name="T52">Регистрация и вписване – гостът трябва да има достъп до форма за регистрация, ако още не е създал профил на сайта. За удобство, трябва да има свързване с профили от други </text:span><text:soft-page-break/><text:span text:style-name="T52">сайтове (facebook, Google, couchsurf). Ако потребителят вече има профил, той трябва бързо да може да го достъпи от менюто.</text:span></text:p>
        </text:list-item>
        <text:list-item>
          <text:p text:style-name="P55"><text:span text:style-name="T52">Блог – сайтът поддържа блог, който трябва да може да бъде разглеждан от гости, дори те да не могат да публикуват. </text:span></text:p>
        </text:list-item>
        <text:list-item>
          <text:p text:style-name="P55"><text:span text:style-name="T52">Разглеждане на колела – макар гостите да нямат право да запазват колела или оставят коментари на страниците на потребителите, те трябва да имат достъп до снимките и информацията, така че, след като се регистрират, да могат да запазят избраното от тях колело. Освен това, те трябва да виждат <text:tab/>върху календара вече заетите дати, в които колелото е резервирано.</text:span></text:p>
        </text:list-item>
        <text:list-item>
          <text:p text:style-name="P55"><text:span text:style-name="T52">Търсене на колела – гостите трябва да имат достъп до филтъра за колела, в който тте да попълват изискванията си – например, наличие на фарове, големина на колелото и други.</text:span></text:p>
        </text:list-item>
        <text:list-item>
          <text:p text:style-name="P56"><text:span text:style-name="T52">Достъп до често задавани въпроси</text:span></text:p>
        </text:list-item>
      </text:list>
      <text:p text:style-name="P57"><text:span text:style-name="T52">2.1.1.2 Изисквания към потребителя</text:span></text:p>
      <text:p text:style-name="P57"><text:span text:style-name="T52">2.1.1.2.1 Наематели</text:span></text:p>
      <text:list xml:id="list5721548452695032049" text:style-name="L11">
        <text:list-item>
          <text:p text:style-name="P58"><text:span text:style-name="T52">Наемане на колело – само вече регистрираните потребители трябва да имат достъп до бутон за запазване. Освен това тези потребители трябва да имат идентифицирана и потвърдена лична карта или паспорт.</text:span></text:p>
        </text:list-item>
        <text:list-item>
          <text:p text:style-name="P58"><text:span text:style-name="T52">Получаване на известия по пощата – за всякакви промени по резервациите, регистрираните потребители трябва да имат право да получават информация на избран от тях имейл адрес.</text:span></text:p>
        </text:list-item>
        <text:list-item>
          <text:p text:style-name="P58"><text:span text:style-name="T52">Промяна на личния профил – наемателите трябва да могат да редактират личната си информация, която се показва на сайта, да сменят аватара или имейла за кореспонденция от страницата на личния си профил.</text:span></text:p>
        </text:list-item>
        <text:list-item>
          <text:p text:style-name="P58"><text:span text:style-name="T52">Достъп до чужди профили – за да могат да изберат колелото си, наемателите трябва да могат да преглеждат и чужди профили, за да се запознаят по-подробно с информацията за наематодателите. </text:span></text:p>
        </text:list-item>
        <text:list-item>
          <text:p text:style-name="P58"><text:span text:style-name="T52">Достъп до форум – освен да преглеждат мненията, наематодателите трябва да могат да оставят съобщения и да създават теми във форума.</text:span></text:p>
        </text:list-item>
        <text:list-item>
          <text:p text:style-name="P58"><text:span text:style-name="T52">Оставяне на съобщения – регистрираните потребители могат да оставят коментари на страницата на колелата, които са наемали с информация за колелото и пътуването, което са направили с него.</text:span></text:p>
        </text:list-item>
        <text:list-item>
          <text:p text:style-name="P59"><text:span text:style-name="T59">Кандидатстване за наемодател – наемателите могат да кандидатстват, като кандидатурата им трябва да бъде одобрена от администратор на град. </text:span></text:p>
        </text:list-item>
      </text:list>
      <text:p text:style-name="P57"><text:span text:style-name="T52">2.1.1.2.1 Наемодатели</text:span></text:p>
      <text:list xml:id="list1422702219888905605" text:style-name="L13">
        <text:list-item>
          <text:p text:style-name="P60"><text:soft-page-break/><text:span text:style-name="T59">Одобряване или отхвърляне на заявки за наемане ня тяхно колело</text:span></text:p>
        </text:list-item>
        <text:list-item>
          <text:p text:style-name="P61"><text:span text:style-name="T59">Р</text:span><text:span text:style-name="T52">едактиране на резервации – наемодателят може да променя някаква част от информацията, свързана с заявките към техните колела. Преди взимането на велосипеда, те трябва да дадат информация за точното му местоположение и паролата на катинара.</text:span></text:p>
        </text:list-item>
        <text:list-item>
          <text:p text:style-name="P61"><text:span text:style-name="T59">Д</text:span><text:span text:style-name="T52">обавяне на статии в блога – той се намира на главната страница и е информативен за събития свързани с проекта.</text:span></text:p>
        </text:list-item>
        <text:list-item>
          <text:p text:style-name="P61"><text:span text:style-name="T52">Добавяне на колело – наемодателите могат да добавят нова обява за колело, в която са длъжни да добавят информация за велосипеда.</text:span></text:p>
        </text:list-item>
      </text:list>
      <text:p text:style-name="P62"><text:span text:style-name="T52">2.1.1.3 Администратор на град</text:span></text:p>
      <text:list xml:id="list8659078268190979011" text:style-name="L14">
        <text:list-item>
          <text:p text:style-name="P63"><text:span text:style-name="T52">Промяна на страница на град – избиране на цветова гама, фонт за блога и други модификации, свързани с външния вид на страницата за определен град.</text:span></text:p>
        </text:list-item>
        <text:list-item>
          <text:p text:style-name="P63"><text:span text:style-name="T52">Добавяне на статия в блога</text:span></text:p>
        </text:list-item>
        <text:list-item>
          <text:p text:style-name="P63"><text:span text:style-name="T52">Промяна на резервация</text:span></text:p>
        </text:list-item>
        <text:list-item>
          <text:p text:style-name="P63"><text:span text:style-name="T52">Одобряване на кандидатура за наемодател – това е най-важната функция на администратора на град, защото това позволява добавянето на нови колела в системата. Администраторът трябва да подсигури коректността на кандидатурата и да я одобри или отхвърли.</text:span></text:p>
        </text:list-item>
        <text:list-item>
          <text:p text:style-name="P63"><text:span text:style-name="T52">Премахване на наемодатели – администраторът трябва да може да премахва наемодатели, ако прецени, че такава намеса е нужна</text:span></text:p>
        </text:list-item>
        <text:list-item>
          <text:p text:style-name="P63"><text:span text:style-name="T52">Добавяне на рампи в системата – след одобряване на наемодател, администраторът трявба да добави в системата рампата, на която ще се добавят колела от наемодателя.</text:span></text:p>
        </text:list-item>
      </text:list>
      <text:p text:style-name="P62"><text:span text:style-name="T52">2.1.1.4 Системен администратор</text:span></text:p>
      <text:list xml:id="list832515059003436078" text:style-name="L15">
        <text:list-item>
          <text:p text:style-name="P64"><text:span text:style-name="T52">Добавяне и премахване на администратори на град – сисадмините стоят най-отгоре в йерархията на прокета и трябва да могат да ауторизират лица, които да стоят на чело на град.</text:span></text:p>
        </text:list-item>
        <text:list-item>
          <text:p text:style-name="P64"><text:span text:style-name="T52">Триене и промяна на потребители – администраторът има право да премахва потребители от сисемата, ако се налага.</text:span></text:p>
        </text:list-item>
        <text:list-item>
          <text:p text:style-name="P64"><text:span text:style-name="T52">Достъп до статистика – администраторът трябва да има достъп до информация за обща статистическа информация за сайта – например, брой профили, общ брой дни, в които са запзени колела и всякаква друга информация от подобен вид. </text:span></text:p>
        </text:list-item>
      </text:list>
      <text:h text:style-name="P90" text:outline-level="3"><text:span text:style-name="T52">2.1.</text:span><text:span text:style-name="T56">2</text:span><text:span text:style-name="T52"> </text:span><text:span text:style-name="T56">Нефункционални изисквания</text:span><text:span text:style-name="T25"> </text:span></text:h>
      <text:p text:style-name="P62"><text:span text:style-name="T24">По-важна част от програмистка гледна точка са нефункционалните изисквания към проекта. Те са координирани с желанията на клиена и могат да бъдат разделени на няколко категории:</text:span></text:p>
      <text:list xml:id="list4820703408651790467" text:style-name="L16">
        <text:list-item>
          <text:p text:style-name="P65"><text:soft-page-break/><text:span text:style-name="T24">Използваемост</text:span></text:p>
        </text:list-item>
        <text:list-item>
          <text:p text:style-name="P65"><text:span text:style-name="T24">Надежност</text:span></text:p>
        </text:list-item>
        <text:list-item>
          <text:p text:style-name="P65"><text:span text:style-name="T24">Модулярност</text:span></text:p>
        </text:list-item>
        <text:list-item>
          <text:p text:style-name="P65"><text:span text:style-name="T24">Ефикастност и бързодействие</text:span></text:p>
        </text:list-item>
        <text:list-item>
          <text:p text:style-name="P49"><text:span text:style-name="T26">П</text:span><text:span text:style-name="T24">оддръжка</text:span></text:p>
        </text:list-item>
        <text:list-item>
          <text:p text:style-name="P65"><text:span text:style-name="T24">Сигурност</text:span></text:p>
        </text:list-item>
        <text:list-item>
          <text:p text:style-name="P65"><text:span text:style-name="T24">Скалируемост</text:span></text:p>
        </text:list-item>
      </text:list>
      <text:p text:style-name="P18"/>
      <text:p text:style-name="P10"><text:span text:style-name="T27">2.1.2.1 </text:span><text:span text:style-name="T25">И</text:span><text:span text:style-name="T24">зползваемост:</text:span></text:p>
      <text:list xml:id="list1520406938114564550" text:style-name="L4">
        <text:list-item>
          <text:p text:style-name="P42"><text:span text:style-name="T34">Д</text:span><text:span text:style-name="T31">обре изглеждаш продукт, който се поддър</text:span><text:span text:style-name="T35">ж</text:span><text:span text:style-name="T31">а на </text:span><text:span text:style-name="T35">последните версии на следните</text:span><text:span text:style-name="T31"> браузери</text:span><text:span text:style-name="T35">: Google Chrome, Opera, Mozilla Firefox, Microsoft Edge, To</text:span><text:span text:style-name="T36">r</text:span><text:span text:style-name="T35"> Browser</text:span><text:span text:style-name="T31">.</text:span></text:p>
        </text:list-item>
        <text:list-item>
          <text:p text:style-name="P19">Удобен за поддръжна</text:p>
        </text:list-item>
        <text:list-item>
          <text:p text:style-name="P43">Трябва да изглежда добре нa 4’, 5’, 7-9’, 13-15’ и по-големи от 17’ дисплеи</text:p>
        </text:list-item>
        <text:list-item>
          <text:p text:style-name="P45"><text:span text:style-name="T61">4/</text:span><text:span text:style-name="T60">5 потребителя трябва да </text:span><text:span text:style-name="T62">умеят</text:span><text:span text:style-name="T60"> да запаз</text:span><text:span text:style-name="T62">ват</text:span><text:span text:style-name="T60"> колело в рамките на 5 минути, след като са гледали видеото за “добре дошъл”</text:span></text:p>
        </text:list-item>
        <text:list-item>
          <text:p text:style-name="P44">Не е нужно инсталирането на допълнителен софтуер</text:p>
        </text:list-item>
        <text:list-item>
          <text:p text:style-name="P46"><text:span text:style-name="T61">П</text:span><text:span text:style-name="T60">отребителите трябва да могат да отменят запазването до 24 часа преди времето за взимане</text:span></text:p>
        </text:list-item>
      </text:list>
      <text:p text:style-name="P20"><text:span text:style-name="T65">2.1.2.2 </text:span>Надежност:</text:p>
      <text:list xml:id="list154400375563068" text:continue-numbering="true" text:style-name="L4">
        <text:list-item>
          <text:p text:style-name="P21">Максималното време, в което системата се възстановява трябва да е по-малко от 10 минути.</text:p>
        </text:list-item>
        <text:list-item>
          <text:p text:style-name="P27">Системата не трябва да трябва да офлайн повече от три пъти годишно</text:p>
        </text:list-item>
      </text:list>
      <text:p text:style-name="P47"><text:span text:style-name="T28">2.1.2.3 </text:span><text:span text:style-name="T54">М</text:span><text:span text:style-name="T52">одулярност</text:span></text:p>
      <text:list xml:id="list7204313688597775456" text:style-name="L5">
        <text:list-item>
          <text:p text:style-name="P34">Един град не трябва да зависи от другите градове. Ако сайтът на един град е недостижим, това не трябва да влияе на другите.</text:p>
        </text:list-item>
        <text:list-item>
          <text:p text:style-name="P34">Инсталирането на нова версия не трябва да променя личните настройки и съдържанието на базата данни</text:p>
        </text:list-item>
        <text:list-item>
          <text:p text:style-name="P34">Добавянето на нов град не трябва да афектира другите</text:p>
        </text:list-item>
      </text:list>
      <text:p text:style-name="P50"><text:span text:style-name="T28">2.1.2.4 </text:span><text:span text:style-name="T55">Е</text:span><text:span text:style-name="T52">фикасност и бързодействие</text:span></text:p>
      <text:list xml:id="list4183785701916335191" text:style-name="L6">
        <text:list-item>
          <text:p text:style-name="P35">Времето за отговор на заявка трябва да е 200мс.</text:p>
        </text:list-item>
        <text:list-item>
          <text:p text:style-name="P35">Потребител трябва да може да се регистрира с 5 клика или по-малко</text:p>
        </text:list-item>
        <text:list-item>
          <text:p text:style-name="P35"><text:soft-page-break/>Потребител трябва да може да запази колело с 10 клика или по-малко</text:p>
        </text:list-item>
      </text:list>
      <text:p text:style-name="P50"><text:span text:style-name="T28">2.1.2.5 </text:span><text:span text:style-name="T55">П</text:span><text:span text:style-name="T52">оддръжка</text:span></text:p>
      <text:list xml:id="list1218156567319274482" text:style-name="L7">
        <text:list-item>
          <text:p text:style-name="P36">Кодът трябва да спазва всички стилови изисквания</text:p>
        </text:list-item>
        <text:list-item>
          <text:p text:style-name="P36">Системата трябва да включва unit тестове, които покриват 99% от всеки branch</text:p>
        </text:list-item>
        <text:list-item>
          <text:p text:style-name="P41">Кодът трябва да спазва KISS (keep it simple, stupid)</text:p>
        </text:list-item>
      </text:list>
      <text:p text:style-name="P39"><text:span text:style-name="T37">2.1.2.6 </text:span>Сигурност</text:p>
      <text:list xml:id="list6313792158942650938" text:style-name="L8">
        <text:list-item>
          <text:p text:style-name="P37">Да се използва само криптирана комуникация между клиенти и сървър</text:p>
        </text:list-item>
        <text:list-item>
          <text:p text:style-name="P37">Паролите <text:span text:style-name="T66">и други чувствителни данни </text:span>да се пазят по разумен начин</text:p>
        </text:list-item>
      </text:list>
      <text:p text:style-name="P40"><text:span text:style-name="T37">2.1.2.</text:span><text:span text:style-name="T38">7 </text:span>Скалируемост</text:p>
      <text:list xml:id="list5081704332913599279" text:style-name="L9">
        <text:list-item>
          <text:p text:style-name="P38">Системата да бъде стабилна с 5.000 заявки в секунда</text:p>
        </text:list-item>
        <text:list-item>
          <text:p text:style-name="P48"><text:span text:style-name="T52">Системата да бъде </text:span><text:span text:style-name="T57">стабилна със 100.000 потребители</text:span></text:p>
        </text:list-item>
        <text:list-item>
          <text:p text:style-name="P48"><text:span text:style-name="T57">Системата да бъде стабилна с 500.000 оферти за колела</text:span><text:span text:style-name="T54">Щ</text:span><text:span text:style-name="T58">е е хубаво да сложим и някакви Use-Cases, </text:span></text:p>
        </text:list-item>
      </text:list>
      <text:p text:style-name="P51"><text:span text:style-name="T63">2.2 Анализ и дизайн</text:span></text:p>
      <text:p text:style-name="P66"><text:span text:style-name="T24">Ще разгледаме избора на дизайн, направен въз основа на анализ от гледна точна на съществуващия вече дизайн и от наша.</text:span></text:p>
      <text:p text:style-name="P66"><text:span text:style-name="T24">2.2.1 Реален сайт(bikesurf.org) [</text:span><text:span text:style-name="T29">BKSRF]</text:span></text:p>
      <text:p text:style-name="P67"><text:span text:style-name="T24">2.2.1.1 Преглед на функционалните изисквания</text:span></text:p>
      <text:p text:style-name="P67"><text:span text:style-name="T24"><text:tab/>Сайтът е реализиран като съществуват съответните категории потребители и имат съответните права.</text:span></text:p>
      <text:list xml:id="list4738879372328444772" text:style-name="L17">
        <text:list-item>
          <text:p text:style-name="P68"><text:span text:style-name="T24">Функционални изиксвания към гост.</text:span></text:p>
        </text:list-item>
      </text:list>
      <text:p text:style-name="P67"><text:span text:style-name="T24">Гостът може да избира град, но, поради липса на модуларност, всичко се намира на един сървър, което води до бавни заявки, по-голямо време за отговор и, в случай на проблем, не е предвиден добре рискът. Това означава, че времето за възстановяване на сайта ще е много голямо, а и падането на сървърът означава, че няма да има достъп до нито един град.</text:span></text:p>
      <text:p text:style-name="P67"><text:span text:style-name="T24">Търсачкат ана колела не е динамична и потребителят не може да въвежда критериите си. Информацията за колелата се пази в таблици, които са картинки, което затруднява изключително много госта. По този начин няма нужда от използване на база данни – данните се пазят под пормата на картинки, включително и картата с местоположението на колелата.</text:span></text:p>
      <text:list xml:id="list9002679266162277665" text:style-name="L18">
        <text:list-item>
          <text:p text:style-name="P69"><text:span text:style-name="T24">Функционални изисквания към потребителя</text:span></text:p>
        </text:list-item>
      </text:list>
      <text:p text:style-name="P67"><text:soft-page-break/><text:span text:style-name="T24">Резрвацията и комуникацията между потребителите се случва изцяло през имейл адрес, което нарушава функционалното изискване за комуникация през сайта. Това отново означава липса на база данни, защото съобщенията не се съхраняват в базата на сайта.</text:span></text:p>
      <text:list xml:id="list3225046193725071228" text:style-name="L19">
        <text:list-item>
          <text:p text:style-name="P70"><text:span text:style-name="T24">Админи и сисадмини</text:span></text:p>
        </text:list-item>
      </text:list>
      <text:p text:style-name="P67"><text:span text:style-name="T24">Тук реализацията съвпада с функционалните изисквания.</text:span></text:p>
      <text:p text:style-name="P67"><text:span text:style-name="T24">2.2.1.2 Нефункционални изисквания</text:span></text:p>
      <text:list xml:id="list8677193873544722762" text:style-name="L21">
        <text:list-item>
          <text:p text:style-name="P72"><text:span text:style-name="T24">Използваемост</text:span></text:p>
        </text:list-item>
      </text:list>
      <text:p text:style-name="P71"><text:span text:style-name="T24">Сайтът е тежък и трудно разбираем – стилистично зле оформен, заради твърде много информация, която обърква потребителя. Достъпен е от всички </text:span><text:span text:style-name="T30">браузери</text:span><text:span text:style-name="T24">. За релаизацията на сайта се ползва WordPress.</text:span></text:p>
      <text:p text:style-name="P71"><text:span text:style-name="T24">Сайтът не е удобен за поддръжка, заради избора на технология и фактът, че не е с отворен код.</text:span></text:p>
      <text:p text:style-name="P71"><text:span text:style-name="T24">Сайтът не се поддържа на всички дисплеи, защото не дизайнът му не е скалируем, заради избора на картинки като източник на ифнромация.</text:span></text:p>
      <text:p text:style-name="P71"><text:span text:style-name="T24">Сайтът не изисква използването на допълнителен софтуер.</text:span></text:p>
      <text:list xml:id="list1706766987421946382" text:style-name="L22">
        <text:list-item>
          <text:p text:style-name="P73"><text:span text:style-name="T40">Н</text:span><text:span text:style-name="T39">адеждност</text:span></text:p>
        </text:list-item>
      </text:list>
      <text:p text:style-name="P74"><text:span text:style-name="T39">Сайтът се базира върху един сървър, което означава, че нефункционалното изискване за максимално време за възс</text:span><text:span text:style-name="T41">т</text:span><text:span text:style-name="T39">ановяване е нарушено, тъй като е много по-трудно да се локализира проблемът. Освен това, тъй като не е добре разделен, няма достатъчно разделение и на администраторите, които трябва да оправят проблема. </text:span><text:span text:style-name="T41">Въпреки това, след като бутнахме сайта (с 100 паралелни заявки), той се възстанови за под 10мин</text:span><text:span text:style-name="T42">ути, така че тази част от надеждността е спазена.</text:span></text:p>
      <text:list xml:id="list8987317629761778045" text:style-name="L23">
        <text:list-item>
          <text:p text:style-name="P75"><text:span text:style-name="T39">Модулярност</text:span></text:p>
        </text:list-item>
      </text:list>
      <text:p text:style-name="P74"><text:span text:style-name="T39">Сайтът не е добре модулиран – сайтовете на градовете не са еднакви, защото няма задължителна информация.</text:span></text:p>
      <text:p text:style-name="P74"><text:span text:style-name="T39">Фактът, че са на един сървър значи, че сайтът на всеки един град пряко се влияе от останалите.</text:span></text:p>
      <text:list xml:id="list7328790493212344663" text:style-name="L24">
        <text:list-item>
          <text:p text:style-name="P76"><text:span text:style-name="T39">Ефикасност и бързодействие</text:span></text:p>
        </text:list-item>
      </text:list>
      <text:p text:style-name="P74"><text:span text:style-name="T39">Поради изборът на технология и архитектура, времето за отговор на сайта стига до 2 секунди. Кодът не е отворен и не се знае дали конвенциите за кода са спазени.</text:span></text:p>
      <text:list xml:id="list7679655151373484774" text:style-name="L25">
        <text:list-item>
          <text:p text:style-name="P77"><text:span text:style-name="T39">Поддръжка</text:span></text:p>
        </text:list-item>
      </text:list>
      <text:p text:style-name="P74"><text:span text:style-name="T39">Кодът не е публично достъпен и собственикът отказва кооперация. Точно затова се преминава към създаването на нов проект.</text:span></text:p>
      <text:list xml:id="list5797816666831674118" text:style-name="L26">
        <text:list-item>
          <text:p text:style-name="P78"><text:span text:style-name="T39">Сигурност</text:span></text:p>
        </text:list-item>
      </text:list>
      <text:p text:style-name="P74"><text:soft-page-break/><text:span text:style-name="T39">Сайтът не използва https връзка, което означава, че праща логин формата в прав текст. Това нарушава всякакви конвенции за сигурност, тъй като паролите и друга чувствителна информация не са криптирани.</text:span></text:p>
      <text:list xml:id="list3232208154657558635" text:style-name="L27">
        <text:list-item>
          <text:p text:style-name="P79"><text:span text:style-name="T39">Скалируемост</text:span></text:p>
        </text:list-item>
      </text:list>
      <text:p text:style-name="P80"><text:span text:style-name="T39">С последователни заявки, при 5000 заявки, 50% достъпват сайта с време за отговор 2 секунди, което нарушава желание 200мс, а средното време за отговор е 3 секунди.</text:span></text:p>
      <text:p text:style-name="P80"><text:span text:style-name="T39">При 100 заявки в секунда едновременно, сървърът престава да работи. Времето за достъп надхвърля 15 секунди.</text:span></text:p>
      <text:p text:style-name="P80"><text:span text:style-name="T39">Общият анализ въху текущата реализация на сайта е, че тя не спазва нито функционалните, нито нефункционалните изисквания към системата. Това се дължи на лош избор за технологии и лоша архитектура, като като най-сериозният недостатък на сайта е липсата на модулярност.</text:span></text:p>
      <text:p text:style-name="P74"><text:span text:style-name="T39"/></text:p>
      <text:p text:style-name="P67"><text:span text:style-name="T24"><text:s/></text:span></text:p>
      <text:p text:style-name="P52"><text:span text:style-name="T24"/></text:p>
      <text:p text:style-name="P24">Функционалност, представена чрез текущия проект на Bikesurfing. Тук някой трябва да наснима bikesurf.org и да каже как чрез него се изпълняват нефункционалните изисквания. Смисъл, скрийншот и обяснение.</text:p>
      <text:p text:style-name="P26">И обяснение на техния подход</text:p>
      <text:p text:style-name="P26">2.2.2 <text:span text:style-name="T67">Нашият подход.</text:span></text:p>
      <text:p text:style-name="P28">2.2.2.1 Функционални изисквания</text:p>
      <text:p text:style-name="P28">Анализът върху функционалните изисквания наложи нуждата от разделяне на потребителите, като тук нашето решение съвпада с това на оригиналния сайт. Съществуващите роли ще имат различни права на достъп до данните и операциите.</text:p>
      <text:list xml:id="list1969472501042855110" text:style-name="L28">
        <text:list-item>
          <text:p text:style-name="P29">Изисквания към госта</text:p>
        </text:list-item>
      </text:list>
      <text:p text:style-name="P31">Изискванията към госта са спазени като проблемите са решение с наличието на gateway сървър, в който се пазят само регистрациите и от него се пренасочва към различните градове. Фактът, че потребителят трябва да има достъп до филтър и търсачка, навежда към мисълта за използване на база данни. Това подобрява търсенето, свеждайки го до динамично.</text:p>
      <text:list xml:id="list5747549843608778588" text:style-name="L29">
        <text:list-item>
          <text:p text:style-name="P32">Изисквания към потребителя</text:p>
        </text:list-item>
      </text:list>
      <text:p text:style-name="P31">Спазването на функционалните изисквания за разменяне на съобщения при резервация, отново изисква работа с база.</text:p>
      <text:list xml:id="list1507878525946843479" text:style-name="L30">
        <text:list-item>
          <text:p text:style-name="P33">Изисквания към администратори</text:p>
        </text:list-item>
      </text:list>
      <text:p text:style-name="P31">Заради избора на администратори на градове и главни администратори, логично е да има разделение на сървъри. Това означава всеки град да има отделен съвръвр, спазващ обща структура, който да има отделен администратор.</text:p>
      <text:p text:style-name="P30"><text:soft-page-break/>2.2.2.<text:span text:style-name="T68">2 Нефунцкионални изисквания</text:span></text:p>
      <text:p text:style-name="P31">По-важните от програмистка гледна точка изисквания са нефункционалните. Те подкрепят избора за модулярна архитектура и добавят изисквания към избора на технология.</text:p>
      <text:list xml:id="list154401203303613" text:continue-list="list5747549843608778588" text:style-name="L29">
        <text:list-header>
          <text:p text:style-name="P32"/>
        </text:list-header>
      </text:list>
      <text:p text:style-name="P22"/>
      <text:p text:style-name="P25"/>
      <text:p text:style-name="P22"/>
      <text:h text:style-name="P82" text:outline-level="2">2.3 Архитектура</text:h>
      <text:p text:style-name="P8"><text:span text:style-name="T31">Това ще е най-дълго. Биров иска сравнителна архитектура. Тоест, трябва да си измислим някаква архитектура в картинки за текущия сайт. След това трябва да </text:span><text:span text:style-name="T32">измислим нашата архитектура. (Т.е. описване на ntier client-server).</text:span></text:p>
      <text:p text:style-name="P9"><text:span text:style-name="T31">Тук трябва да се сложи и обясни C&amp;C диаграмат</text:span><text:span text:style-name="T33">а. Ще е хубаво да се проучи някой език за описание на архитектури като ADL. </text:span></text:p>
      <text:p text:style-name="P24">2.<text:span text:style-name="T64">3</text:span>.<text:span text:style-name="T64">2</text:span> Текуща архитектура.</text:p>
      <text:p text:style-name="P26">Описание на текущата архитектура.</text:p>
      <text:p text:style-name="P24">C&amp;C диаграма </text:p>
      <text:p text:style-name="P26">Предимства;</text:p>
      <text:p text:style-name="P26">Недостатъци</text:p>
      <text:p text:style-name="P26"/>
      <text:p text:style-name="P26">2.3.2 Нашата представа за проекта.</text:p>
      <text:p text:style-name="P26">Описание на архитектурата</text:p>
      <text:p text:style-name="P26">C&amp;C диагарама</text:p>
      <text:p text:style-name="P26">Недостатъци</text:p>
      <text:h text:style-name="P88" text:outline-level="1">3. Реализация</text:h>
      <text:p text:style-name="P23">Тук едва ли ще се задължава мног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ambria" svg:font-family="Cambria"/>
    <style:font-face style:name="Lohit Devanagari1" svg:font-family="'Lohit Devanagari'"/>
    <style:font-face style:name="arial" svg:font-family="arial, sans-serif"/>
    <style:font-face style:name="sans-serif" svg:font-family="sans-serif"/>
    <style:font-face style:name="Cambria1" svg:font-family="Cambria" style:font-family-generic="roman"/>
    <style:font-face style:name="Calibri1" svg:font-family="Calibri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dobe Blank" svg:font-family="'Adobe Blan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GB" style:letter-kerning="true" style:font-name-asian="Adobe Blan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GB" style:letter-kerning="true" style:font-name-asian="Adobe Blan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Tinos" fo:font-family="Tinos" style:font-family-generic="roman" style:font-pitch="variable" fo:font-size="24pt" fo:font-weight="bold" style:font-name-asian="Adobe Blank" style:font-family-asian="'Adobe Blank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nos" fo:font-family="Tinos" style:font-family-generic="roman" style:font-pitch="variable" fo:font-size="18pt" fo:font-weight="bold" style:font-name-asian="Adobe Blank" style:font-family-asian="'Adobe Blank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Cambria1" fo:font-family="Cambria" style:font-family-generic="roman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2:00:52.085877131</meta:creation-date>
    <dc:date>2017-02-13T15:44:00.242715555</dc:date>
    <meta:editing-duration>PT12H29M28S</meta:editing-duration>
    <meta:editing-cycles>46</meta:editing-cycles>
    <meta:generator>LibreOffice/5.2.5.1$Linux_X86_64 LibreOffice_project/20m0$Build-1</meta:generator>
    <meta:document-statistic meta:table-count="0" meta:image-count="0" meta:object-count="0" meta:page-count="10" meta:paragraph-count="168" meta:word-count="2806" meta:character-count="18046" meta:non-whitespace-character-count="15414"/>
  </office:meta>
</office:document-meta>
</file>